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Mono" svg:font-family="'Fira Mono',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freight-sans-condensed-pro" svg:font-family="freight-sans-condensed-pro, sans-serif"/>
    <style:font-face style:name="freight-sans-pro" svg:font-family="freight-sans-pro, 'Helvetica Neue', sans-serif"/>
  </office:font-face-decls>
  <office:automatic-styles>
    <style:style style:name="P1"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style:font-name="freight-sans-condensed-pro" fo:font-style="normal" fo:font-weight="normal"/>
    </style:style>
    <style:style style:name="P2" style:family="paragraph" style:parent-style-name="Heading_20_3">
      <style:text-properties fo:font-variant="normal" fo:text-transform="none" style:font-name="freight-sans-condensed-pro" fo:font-style="normal" fo:font-weight="bold" style:font-weight-asian="bold" style:font-weight-complex="bold"/>
    </style:style>
    <style:style style:name="P3"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style:font-name="freight-sans-condensed-pro" fo:font-style="normal" fo:font-weight="bold" style:font-weight-asian="bold" style:font-weight-complex="bold"/>
    </style:style>
    <style:style style:name="P4"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style:font-name="freight-sans-condensed-pro" fo:font-style="normal" fo:font-weight="bold" officeooo:paragraph-rsid="0016e903" style:font-weight-asian="bold" style:font-weight-complex="bold"/>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43434" loext:opacity="100%" style:font-name="freight-sans-pro" fo:font-size="16.5pt" fo:letter-spacing="normal" fo:font-style="normal" fo:font-weight="normal"/>
    </style:style>
    <style:style style:name="P6" style:family="paragraph" style:parent-style-name="Text_20_body">
      <style:paragraph-properties fo:margin-left="0cm" fo:margin-right="0cm" fo:margin-top="0cm" fo:margin-bottom="0cm" style:contextual-spacing="false" fo:line-height="140%" fo:orphans="2" fo:widows="2" fo:text-indent="0cm" style:auto-text-indent="false" fo:padding="0cm" fo:border="none"/>
    </style:style>
    <style:style style:name="P7" style:family="paragraph" style:parent-style-name="Text_20_body">
      <style:paragraph-properties fo:margin-left="0cm" fo:margin-right="0cm" fo:margin-top="0cm" fo:margin-bottom="0cm" style:contextual-spacing="false" fo:line-height="140%" fo:orphans="2" fo:widows="2" fo:text-indent="0cm" style:auto-text-indent="false" fo:padding="0cm" fo:border="none"/>
      <style:text-properties officeooo:paragraph-rsid="0016e903"/>
    </style:style>
    <style:style style:name="P8" style:family="paragraph" style:parent-style-name="Heading_20_3">
      <style:paragraph-properties fo:margin-left="0cm" fo:margin-right="0cm" fo:margin-top="0cm" fo:margin-bottom="0cm" style:contextual-spacing="false" fo:line-height="110%" fo:orphans="2" fo:widows="2" fo:text-indent="0cm" style:auto-text-indent="false" fo:padding="0cm" fo:border="none"/>
      <style:text-properties fo:font-variant="normal" fo:text-transform="none" style:font-name="freight-sans-condensed-pro" fo:font-style="normal" fo:font-weight="bold" style:font-weight-asian="bold" style:font-weight-complex="bold"/>
    </style:style>
    <style:style style:name="P9" style:family="paragraph" style:parent-style-name="Standard">
      <style:text-properties officeooo:paragraph-rsid="0016e903"/>
    </style:style>
    <style:style style:name="P10" style:family="paragraph" style:parent-style-name="Standard">
      <style:text-properties officeooo:rsid="0019332c" officeooo:paragraph-rsid="0019332c"/>
    </style:style>
    <style:style style:name="T1" style:family="text">
      <style:text-properties fo:color="#343434" loext:opacity="100%" style:font-name="freight-sans-pro" fo:font-size="16.5pt" fo:letter-spacing="normal" officeooo:rsid="0016e903"/>
    </style:style>
    <style:style style:name="T2" style:family="text">
      <style:text-properties fo:font-variant="normal" fo:text-transform="none" fo:color="#343434" loext:opacity="100%" style:font-name="freight-sans-pro" fo:font-size="16.5pt" fo:letter-spacing="normal" fo:font-style="normal" fo:font-weight="normal"/>
    </style:style>
    <style:style style:name="T3" style:family="text">
      <style:text-properties fo:font-variant="normal" fo:text-transform="none" fo:color="#343434" loext:opacity="100%" style:font-name="freight-sans-pro" fo:font-size="16.5pt" fo:letter-spacing="normal" fo:font-style="normal" fo:font-weight="normal" officeooo:rsid="0016e903"/>
    </style:style>
    <style:style style:name="T4" style:family="text">
      <style:text-properties fo:font-variant="normal" fo:text-transform="none" fo:color="#343434" loext:opacity="100%" style:font-name="Fira Mono" fo:font-size="16.5pt" fo:letter-spacing="normal" fo:font-style="normal" fo:font-weight="normal" fo:background-color="#fafafa" loext:char-shading-value="0" loext:padding="0.049cm" loext:border="0.06pt solid #cccccc"/>
    </style:style>
    <style:style style:name="T5" style:family="text">
      <style:text-properties fo:font-variant="normal" fo:text-transform="none" fo:color="#343434" loext:opacity="100%" style:font-name="Fira Mono" fo:font-size="16.5pt" fo:letter-spacing="normal" fo:font-style="normal" fo:font-weight="normal" officeooo:rsid="0016e903" fo:background-color="#fafafa" loext:char-shading-value="0" loext:padding="0.049cm" loext:border="0.06pt solid #cccccc"/>
    </style:style>
    <style:style style:name="T6" style:family="text">
      <style:text-properties fo:font-variant="normal" fo:text-transform="none" fo:color="#343434" loext:opacity="100%" style:font-name="Fira Mono" fo:font-size="16.5pt" fo:letter-spacing="normal" fo:font-style="normal" fo:font-weight="normal" officeooo:rsid="0016e903" fo:background-color="#fafafa" loext:char-shading-value="0" style:font-weight-asian="normal" style:font-weight-complex="normal" loext:padding="0.049cm" loext:border="0.06pt solid #cccccc"/>
    </style:style>
    <style:style style:name="T7" style:family="text">
      <style:text-properties fo:font-variant="normal" fo:text-transform="none" fo:color="#343434" loext:opacity="100%" style:font-name="freight-sans-condensed-pro" fo:font-size="16.5pt" fo:letter-spacing="normal" fo:font-style="normal" fo:font-weight="bold" style:font-weight-asian="bold" style:font-weight-complex="bold"/>
    </style:style>
    <style:style style:name="T8" style:family="text">
      <style:text-properties fo:font-variant="normal" fo:text-transform="none" fo:color="#343434" loext:opacity="100%" style:font-name="freight-sans-condensed-pro" fo:font-size="16.5pt" fo:letter-spacing="normal" fo:font-style="normal" fo:font-weight="bold" officeooo:rsid="0016e903" style:font-weight-asian="bold" style:font-weight-complex="bold"/>
    </style:style>
    <style:style style:name="T9" style:family="text">
      <style:text-properties officeooo:rsid="0016e9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bookmark text:name="opening-and-closing-the-sidebar"/>Opening and closing the sidebar</text:h>
      <text:p text:style-name="P6"><text:span text:style-name="T2"> </text:span><text:span text:style-name="Source_20_Text"><text:span text:style-name="T4">command</text:span></text:span><text:span text:style-name="T2"> + </text:span><text:span text:style-name="Source_20_Text"><text:span text:style-name="T4">b</text:span></text:span><text:span text:style-name="T2">.</text:span></text:p>
      <text:h text:style-name="P3" text:outline-level="3"><text:bookmark text:name="file-explorer"/>File Explorer</text:h>
      <text:p text:style-name="P6"><text:span text:style-name="T2"> </text:span><text:span text:style-name="Source_20_Text"><text:span text:style-name="T4">command</text:span></text:span><text:span text:style-name="T2"> + </text:span><text:span text:style-name="Source_20_Text"><text:span text:style-name="T4">shift</text:span></text:span><text:span text:style-name="T2"> + </text:span><text:span text:style-name="Source_20_Text"><text:span text:style-name="T4">e</text:span></text:span><text:span text:style-name="T2">.</text:span></text:p>
      <text:h text:style-name="P3" text:outline-level="3"><text:bookmark text:name="marketplace"/>Marketplace</text:h>
      <text:p text:style-name="P6"><text:span text:style-name="T2"> </text:span><text:span text:style-name="Source_20_Text"><text:span text:style-name="T4">command</text:span></text:span><text:span text:style-name="T2"> + </text:span><text:span text:style-name="Source_20_Text"><text:span text:style-name="T4">shift</text:span></text:span><text:span text:style-name="T2"> + </text:span><text:span text:style-name="Source_20_Text"><text:span text:style-name="T4">x</text:span></text:span><text:span text:style-name="T2">.</text:span></text:p>
      <text:h text:style-name="P3" text:outline-level="3"><text:bookmark text:name="switching-workspaces"/>Switching workspaces</text:h>
      <text:p text:style-name="P6"><text:span text:style-name="T2">VS Code keeps tracks of folders you opened automatically. Each folder is a workspace. To switch between workspaces, use </text:span><text:span text:style-name="Source_20_Text"><text:span text:style-name="T4">ctrl</text:span></text:span><text:span text:style-name="T2"> + </text:span><text:span text:style-name="Source_20_Text"><text:span text:style-name="T4">r</text:span></text:span><text:span text:style-name="T2">, then select the workspace you want.</text:span></text:p>
      <text:h text:style-name="P3" text:outline-level="3"><text:bookmark text:name="opening-the-terminal"/>Opening the terminal</text:h>
      <text:p text:style-name="P9"><text:span text:style-name="T2"> </text:span><text:span text:style-name="Source_20_Text"><text:span text:style-name="T4">Command</text:span></text:span><text:span text:style-name="T2"> + </text:span><text:span text:style-name="Source_20_Text"><text:span text:style-name="T4">`</text:span></text:span><text:span text:style-name="T2"> </text:span><text:span text:style-name="T3">or  </text:span><text:span text:style-name="Source_20_Text"><text:span text:style-name="T5">ctrl</text:span></text:span><text:span text:style-name="T3"> + </text:span><text:span text:style-name="Source_20_Text"><text:span text:style-name="T6">j</text:span></text:span><text:span text:style-name="T3"> </text:span></text:p>
      <text:p text:style-name="P10"><text:span text:style-name="T7">Terminal Here</text:span></text:p>
      <text:p text:style-name="P10"><text:span text:style-name="T3"> </text:span><text:span text:style-name="Source_20_Text"><text:span text:style-name="T5">C</text:span></text:span><text:span text:style-name="Source_20_Text"><text:span text:style-name="T4">trl</text:span></text:span><text:span text:style-name="T3"> + </text:span><text:span text:style-name="Source_20_Text"><text:span text:style-name="T4">Alt</text:span></text:span><text:span text:style-name="T3"> </text:span><text:span text:style-name="T2">+</text:span><text:span text:style-name="T3"> </text:span><text:span text:style-name="Source_20_Text"><text:span text:style-name="T4">p</text:span></text:span></text:p>
      <text:h text:style-name="P3" text:outline-level="3"><text:bookmark text:name="go-to-file"/>Go to file</text:h>
      <text:p text:style-name="P6"><text:span text:style-name="T2"> </text:span><text:span text:style-name="Source_20_Text"><text:span text:style-name="T4">command</text:span></text:span><text:span text:style-name="T2"> + </text:span><text:span text:style-name="Source_20_Text"><text:span text:style-name="T4">p</text:span></text:span><text:span text:style-name="T2"> </text:span></text:p>
      <text:h text:style-name="P3" text:outline-level="3"><text:bookmark text:name="go-to-line"/>Go to line</text:h>
      <text:p text:style-name="P7"><text:span text:style-name="T2"> </text:span><text:span text:style-name="Source_20_Text"><text:span text:style-name="T4">ctrl</text:span></text:span><text:span text:style-name="T2"> + </text:span><text:span text:style-name="Source_20_Text"><text:span text:style-name="T4">g</text:span></text:span></text:p>
      <text:p text:style-name="P7"><text:span text:style-name="T2"> </text:span><text:span text:style-name="Source_20_Text"><text:span text:style-name="T4">command</text:span></text:span><text:span text:style-name="T2"> + </text:span><text:span text:style-name="Source_20_Text"><text:span text:style-name="T4">p</text:span></text:span><text:span text:style-name="T2">  then type </text:span><text:span text:style-name="Source_20_Text"><text:span text:style-name="T4">:</text:span></text:span><text:span text:style-name="T2"> line number.</text:span></text:p>
      <text:h text:style-name="P3" text:outline-level="3"><text:bookmark text:name="go-to-symbol"/>Go to symbol</text:h>
      <text:p text:style-name="P5">In CSS, a symbol means a selector. In JavaScript, a symbol is variable.</text:p>
      <text:p text:style-name="P6"><text:span text:style-name="T2"> </text:span><text:span text:style-name="Source_20_Text"><text:span text:style-name="T4">c</text:span></text:span><text:span text:style-name="Source_20_Text"><text:span text:style-name="T5">trl</text:span></text:span><text:span text:style-name="T2"> + </text:span><text:span text:style-name="Source_20_Text"><text:span text:style-name="T4">r</text:span></text:span><text:span text:style-name="T2">, then look for the symbol you want.</text:span></text:p>
      <text:p text:style-name="P6"><text:span text:style-name="T2">To jump to a symbol in your project workspace, you use </text:span><text:span text:style-name="Source_20_Text"><text:span text:style-name="T4">c</text:span></text:span><text:span text:style-name="Source_20_Text"><text:span text:style-name="T5">trl</text:span></text:span><text:span text:style-name="T2"> + </text:span><text:span text:style-name="Source_20_Text"><text:span text:style-name="T4">shift</text:span></text:span><text:span text:style-name="T2"> + </text:span><text:span text:style-name="Source_20_Text"><text:span text:style-name="T4">r</text:span></text:span><text:span text:style-name="T2">.</text:span></text:p>
      <text:h text:style-name="P3" text:outline-level="3"><text:bookmark text:name="the-command-palette"/>The command palette</text:h>
      <text:p text:style-name="P6"><text:span text:style-name="T2"> </text:span><text:span text:style-name="Source_20_Text"><text:span text:style-name="T4">command</text:span></text:span><text:span text:style-name="T2"> + </text:span><text:span text:style-name="Source_20_Text"><text:span text:style-name="T4">shift</text:span></text:span><text:span text:style-name="T2"> + </text:span><text:span text:style-name="Source_20_Text"><text:span text:style-name="T4">p</text:span></text:span><text:span text:style-name="T2">.</text:span></text:p>
      <text:p text:style-name="P5"><text:soft-page-break/>You can type any task you want to complete and VS Code will search for the task for you. If a keyboard shortcut exists, VS Code will show you the shortcut too.</text:p>
      <text:h text:style-name="P1" text:outline-level="3"><text:bookmark text:name="split-editor"/>Split Editor</text:h>
      <text:p text:style-name="P5">When I code, I usually split the screen into two. You can bring up to three different editor views in VS Code.</text:p>
      <text:p text:style-name="P6"><text:span text:style-name="T2">To split the editor, you can use the </text:span><text:span text:style-name="Source_20_Text"><text:span text:style-name="T4">split editor</text:span></text:span><text:span text:style-name="T2"> command. The original keyboard shortcut for split editor is </text:span><text:span text:style-name="Source_20_Text"><text:span text:style-name="T4">123</text:span></text:span><text:span text:style-name="T2">. I switched it to </text:span><text:span text:style-name="Source_20_Text"><text:span text:style-name="T4">command</text:span></text:span><text:span text:style-name="T2"> + </text:span><text:span text:style-name="Source_20_Text"><text:span text:style-name="T4">option</text:span></text:span><text:span text:style-name="T2"> + </text:span><text:span text:style-name="Source_20_Text"><text:span text:style-name="T4">2</text:span></text:span><text:span text:style-name="T2">.</text:span></text:p>
      <text:p text:style-name="P5">To switch keyboard shortcuts, you can open up the keyboard shortcut editor by opening the command palette, type the keyboard shortcut, then click the pencil icon to the left of the command and enter your new command.</text:p>
      <text:h text:style-name="P4" text:outline-level="3"><text:bookmark text:name="toggle-editor-group-layout"/>Toggle editor group layout <text:span text:style-name="T9">(</text:span><text:span text:style-name="T1">horizontal or vertical split)</text:span></text:h>
      <text:p text:style-name="P6"><text:span text:style-name="T2"> </text:span><text:span text:style-name="Source_20_Text"><text:span text:style-name="T4">toggle editor group</text:span></text:span><text:span text:style-name="T2"> command.</text:span></text:p>
      <text:p text:style-name="P6"><text:span text:style-name="T2"> </text:span><text:span text:style-name="Source_20_Text"><text:span text:style-name="T4">command</text:span></text:span><text:span text:style-name="T2"> + </text:span><text:span text:style-name="Source_20_Text"><text:span text:style-name="T4">option</text:span></text:span><text:span text:style-name="T2"> + </text:span><text:span text:style-name="Source_20_Text"><text:span text:style-name="T4">0</text:span></text:span><text:span text:style-name="T2">.</text:span></text:p>
      <text:h text:style-name="P3" text:outline-level="3"><text:bookmark text:name="working-with-tabs"/>Working with tabs</text:h>
      <text:p text:style-name="P6"><text:span text:style-name="T2">new tab  </text:span><text:span text:style-name="Source_20_Text"><text:span text:style-name="T4">command</text:span></text:span><text:span text:style-name="T2"> + </text:span><text:span text:style-name="Source_20_Text"><text:span text:style-name="T4">t</text:span></text:span><text:span text:style-name="T2">.</text:span></text:p>
      <text:p text:style-name="P6"><text:span text:style-name="T2">To switch  </text:span><text:span text:style-name="Source_20_Text"><text:span text:style-name="T4">a</text:span></text:span><text:span text:style-name="Source_20_Text"><text:span text:style-name="T5">lt</text:span></text:span><text:span text:style-name="T2"> + tab number</text:span></text:p>
      <text:p text:style-name="P6"><text:span text:style-name="T2">close tab  </text:span><text:span text:style-name="Source_20_Text"><text:span text:style-name="T4">command</text:span></text:span><text:span text:style-name="T2"> + </text:span><text:span text:style-name="Source_20_Text"><text:span text:style-name="T4">w</text:span></text:span><text:span text:style-name="T2">.</text:span></text:p>
      <text:h text:style-name="P3" text:outline-level="3"><text:bookmark text:name="select-word"/>Select word</text:h>
      <text:p text:style-name="P6"><text:span text:style-name="T2"> </text:span><text:span text:style-name="Source_20_Text"><text:span text:style-name="T4">c</text:span></text:span><text:span text:style-name="Source_20_Text"><text:span text:style-name="T5">trl</text:span></text:span><text:span text:style-name="T2"> + </text:span><text:span text:style-name="Source_20_Text"><text:span text:style-name="T4">d</text:span></text:span><text:span text:style-name="T2">. </text:span><text:span text:style-name="T3">Hit </text:span><text:span text:style-name="T2">more than once, you’ll add another occurrence of the same keyword to your selection.</text:span></text:p>
      <text:p text:style-name="P6"><text:span text:style-name="T2">select all instances  </text:span><text:span text:style-name="Source_20_Text"><text:span text:style-name="T4">ctrl</text:span></text:span><text:span text:style-name="T2"> + </text:span><text:span text:style-name="Source_20_Text"><text:span text:style-name="T4">command</text:span></text:span><text:span text:style-name="T2"> + </text:span><text:span text:style-name="Source_20_Text"><text:span text:style-name="T4">g</text:span></text:span><text:span text:style-name="T2"> </text:span><text:span text:style-name="T3">or </text:span><text:span text:style-name="T2"> </text:span><text:span text:style-name="Source_20_Text"><text:span text:style-name="T4">c</text:span></text:span><text:span text:style-name="Source_20_Text"><text:span text:style-name="T5">trl</text:span></text:span><text:span text:style-name="T2"> + </text:span><text:span text:style-name="Source_20_Text"><text:span text:style-name="T4">F2</text:span></text:span><text:span text:style-name="T2">.</text:span></text:p>
      <text:h text:style-name="P3" text:outline-level="3"><text:bookmark text:name="folding-and-unfolding"/>Folding and unfolding</text:h>
      <text:p text:style-name="P6"><text:span text:style-name="T2"> </text:span><text:span text:style-name="Source_20_Text"><text:span text:style-name="T4">command</text:span></text:span><text:span text:style-name="T2"> + </text:span><text:span text:style-name="Source_20_Text"><text:span text:style-name="T4">opt</text:span></text:span><text:span text:style-name="T2"> + </text:span><text:span text:style-name="Source_20_Text"><text:span text:style-name="T4">[</text:span></text:span><text:span text:style-name="T2">. </text:span></text:p>
      <text:p text:style-name="P6"><text:span text:style-name="T2">unfold  </text:span><text:span text:style-name="Source_20_Text"><text:span text:style-name="T4">command</text:span></text:span><text:span text:style-name="T2"> + </text:span><text:span text:style-name="Source_20_Text"><text:span text:style-name="T4">opt</text:span></text:span><text:span text:style-name="T2"> + </text:span><text:span text:style-name="Source_20_Text"><text:span text:style-name="T4">]</text:span></text:span></text:p>
      <text:h text:style-name="P3" text:outline-level="3"><text:bookmark text:name="move-line-upwards-or-downwards."/><text:soft-page-break/>Move line upwards or downwards.</text:h>
      <text:p text:style-name="P6"><text:span text:style-name="T2">To move a line upwards or downwards, use </text:span><text:span text:style-name="Source_20_Text"><text:span text:style-name="T4">opt</text:span></text:span><text:span text:style-name="T2"> + the </text:span><text:span text:style-name="Source_20_Text"><text:span text:style-name="T4">up</text:span></text:span><text:span text:style-name="T2"> or </text:span><text:span text:style-name="Source_20_Text"><text:span text:style-name="T4">down</text:span></text:span><text:span text:style-name="T2"> arrow key.</text:span></text:p>
      <text:h text:style-name="P3" text:outline-level="3"><text:bookmark text:name="split-lines"/>Split lines</text:h>
      <text:p text:style-name="P6"><text:span text:style-name="T2">To split a selection into multiple lines, first select multiple lines, then use </text:span><text:span text:style-name="Source_20_Text"><text:span text:style-name="T4">command</text:span></text:span><text:span text:style-name="T2"> + </text:span><text:span text:style-name="Source_20_Text"><text:span text:style-name="T4">opt</text:span></text:span><text:span text:style-name="T2"> + </text:span><text:span text:style-name="Source_20_Text"><text:span text:style-name="T4">l</text:span></text:span><text:span text:style-name="T2">.</text:span></text:p>
      <text:h text:style-name="P1" text:outline-level="3"><text:bookmark text:name="pageup-%2F-pagedown"/>Pageup / Pagedown</text:h>
      <text:p text:style-name="P6"><text:span text:style-name="T2">If you want to move up or down a document quickly, like through the good old </text:span><text:span text:style-name="Source_20_Text"><text:span text:style-name="T4">pageup</text:span></text:span><text:span text:style-name="T2"> or </text:span><text:span text:style-name="Source_20_Text"><text:span text:style-name="T4">pagedown</text:span></text:span><text:span text:style-name="T2"> shortcut in Windows, you can use </text:span><text:span text:style-name="Source_20_Text"><text:span text:style-name="T4">fn</text:span></text:span><text:span text:style-name="T2"> + </text:span><text:span text:style-name="Source_20_Text"><text:span text:style-name="T4">up</text:span></text:span><text:span text:style-name="T2"> or </text:span><text:span text:style-name="Source_20_Text"><text:span text:style-name="T4">fn</text:span></text:span><text:span text:style-name="T2"> + </text:span><text:span text:style-name="Source_20_Text"><text:span text:style-name="T4">down</text:span></text:span><text:span text:style-name="T2">.</text:span></text:p>
      <text:h text:style-name="P1" text:outline-level="3"><text:bookmark text:name="jump-to-word"/>Jump to word</text:h>
      <text:p text:style-name="P5">To jump to a word in VS Code, you need to install the Jumpy extension.</text:p>
      <text:p text:style-name="P5">Once you’ve installed Jumpy, you can activate Jumpy’s “word mode” through the command line to enter the word jump mode.</text:p>
      <text:p text:style-name="P5">In this mode, you can type the two letter characters that’s shown all over the editor to jump to the right word.</text:p>
      <text:p text:style-name="P5">To exit jumpy’s word mode, you can type a non a-z character like space or enter.</text:p>
      <text:p text:style-name="P6"><text:span text:style-name="T2">I set the Jumpy’s word mode keyboard shortcut to </text:span><text:span text:style-name="Source_20_Text"><text:span text:style-name="T4">command</text:span></text:span><text:span text:style-name="T2"> + </text:span><text:span text:style-name="Source_20_Text"><text:span text:style-name="T4">j</text:span></text:span><text:span text:style-name="T2"> since J stands for jump.</text:span></text:p>
      <text:h text:style-name="P1" text:outline-level="3"><text:bookmark text:name="expand-region"/>Expand Region</text:h>
      <text:p text:style-name="P5">The Expand region shortcut can only be used if you have installed the Expand Region extension. It should have been in the last video, but I completely forgot about it.</text:p>
      <text:p text:style-name="P5">Expand region lets you select a word, expand the selection upwards to the containing brackets (or tags), then another level of brackets, and so on.</text:p>
      <text:p text:style-name="P6"><text:soft-page-break/><text:span text:style-name="T2">To expand upwards, I set the keyboard shortcut to </text:span><text:span text:style-name="Source_20_Text"><text:span text:style-name="T4">command</text:span></text:span><text:span text:style-name="T2"> + </text:span><text:span text:style-name="Source_20_Text"><text:span text:style-name="T4">option</text:span></text:span><text:span text:style-name="T2"> + </text:span><text:span text:style-name="Source_20_Text"><text:span text:style-name="T4">up</text:span></text:span><text:span text:style-name="T2">.</text:span></text:p>
      <text:p text:style-name="P6"><text:span text:style-name="T2">To undo the expansion, I set the keyboard shortcut to </text:span><text:span text:style-name="Source_20_Text"><text:span text:style-name="T4">command</text:span></text:span><text:span text:style-name="T2"> + </text:span><text:span text:style-name="Source_20_Text"><text:span text:style-name="T4">option</text:span></text:span><text:span text:style-name="T2"> + </text:span><text:span text:style-name="Source_20_Text"><text:span text:style-name="T4">down</text:span></text:span><text:span text:style-name="T2">.</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Mono" svg:font-family="'Fira Mono',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freight-sans-condensed-pro" svg:font-family="freight-sans-condensed-pro, sans-serif"/>
    <style:font-face style:name="freight-sans-pro" svg:font-family="freight-sans-pro,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13:14:34.443789607</meta:creation-date>
    <dc:date>2023-01-26T20:29:20.839926005</dc:date>
    <meta:editing-duration>PT2M47S</meta:editing-duration>
    <meta:editing-cycles>4</meta:editing-cycles>
    <meta:generator>LibreOffice/7.3.7.2$Linux_X86_64 LibreOffice_project/30$Build-2</meta:generator>
    <dc:creator>Filippo Montecchio</dc:creator>
    <meta:document-statistic meta:table-count="0" meta:image-count="0" meta:object-count="0" meta:page-count="4" meta:paragraph-count="58" meta:word-count="597" meta:character-count="3100" meta:non-whitespace-character-count="2536"/>
  </office:meta>
</office:document-meta>
</file>